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1.437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complex="Ari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c9211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country_ab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yname</text:p>
          </table:table-cell>
          <table:table-cell office:value-type="string" calcext:value-type="string">
            <text:p>ptyname_eng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seats</text:p>
          </table:table-cell>
          <table:table-cell office:value-type="string" calcext:value-type="string">
            <text:p>ideol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BZÖ</text:p>
          </table:table-cell>
          <table:table-cell office:value-type="string" calcext:value-type="string">
            <text:p>Alliance for the Future of Austria</text:p>
          </table:table-cell>
          <table:table-cell office:value-type="float" office:value="4.58" calcext:value-type="float">
            <text:p>4,58</text:p>
          </table:table-cell>
          <table:table-cell office:value-type="float" office:value="0" calcext:value-type="float">
            <text:p>0</text:p>
          </table:table-cell>
          <table:table-cell office:value-type="float" office:value="8.83" calcext:value-type="float">
            <text:p>8,8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ÖVP</text:p>
          </table:table-cell>
          <table:table-cell office:value-type="string" calcext:value-type="string">
            <text:p>Austrian People's Party</text:p>
          </table:table-cell>
          <table:table-cell office:value-type="float" office:value="29.98" calcext:value-type="float">
            <text:p>29,9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.4733" calcext:value-type="float">
            <text:p>6,473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KPÖ</text:p>
          </table:table-cell>
          <table:table-cell office:value-type="string" calcext:value-type="string">
            <text:p>Communist Party of Austria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.7293" calcext:value-type="float">
            <text:p>3,729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FPÖ</text:p>
          </table:table-cell>
          <table:table-cell office:value-type="string" calcext:value-type="string">
            <text:p>Freedom Party of Austria</text:p>
          </table:table-cell>
          <table:table-cell office:value-type="float" office:value="12.71" calcext:value-type="float">
            <text:p>12,71</text:p>
          </table:table-cell>
          <table:table-cell office:value-type="float" office:value="2" calcext:value-type="float">
            <text:p>2</text:p>
          </table:table-cell>
          <table:table-cell office:value-type="float" office:value="8.3494" calcext:value-type="float">
            <text:p>8,349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Liste Martin</text:p>
          </table:table-cell>
          <table:table-cell office:value-type="string" calcext:value-type="string">
            <text:p>Hans-Peter Martin's List</text:p>
          </table:table-cell>
          <table:table-cell office:value-type="float" office:value="17.67" calcext:value-type="float">
            <text:p>17,6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SPÖ</text:p>
          </table:table-cell>
          <table:table-cell office:value-type="string" calcext:value-type="string">
            <text:p>Social Democratic Party of Austria</text:p>
          </table:table-cell>
          <table:table-cell office:value-type="float" office:value="23.74" calcext:value-type="float">
            <text:p>23,74</text:p>
          </table:table-cell>
          <table:table-cell office:value-type="float" office:value="4" calcext:value-type="float">
            <text:p>4</text:p>
          </table:table-cell>
          <table:table-cell office:value-type="float" office:value="3.7293" calcext:value-type="float">
            <text:p>3,729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Grüne</text:p>
          </table:table-cell>
          <table:table-cell office:value-type="string" calcext:value-type="string">
            <text:p>The Greens</text:p>
          </table:table-cell>
          <table:table-cell office:value-type="float" office:value="9.93" calcext:value-type="float">
            <text:p>9,93</text:p>
          </table:table-cell>
          <table:table-cell office:value-type="float" office:value="2" calcext:value-type="float">
            <text:p>2</text:p>
          </table:table-cell>
          <table:table-cell office:value-type="float" office:value="2.4604" calcext:value-type="float">
            <text:p>2,4604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JuLis</text:p>
          </table:table-cell>
          <table:table-cell office:value-type="string" calcext:value-type="string">
            <text:p>Young Liberals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CD&amp;V</text:p>
          </table:table-cell>
          <table:table-cell office:value-type="string" calcext:value-type="string">
            <text:p>Christian Democratic and Flemish Party</text:p>
          </table:table-cell>
          <table:table-cell table:style-name="ce2" office:value-type="float" office:value="14.43" calcext:value-type="float">
            <text:p>14,4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.7667" calcext:value-type="float">
            <text:p>5,766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CSP</text:p>
          </table:table-cell>
          <table:table-cell office:value-type="string" calcext:value-type="string">
            <text:p>Christian Social Party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table:number-columns-repeated="2" office:value-type="string" calcext:value-type="string">
            <text:p>Ecolo</text:p>
          </table:table-cell>
          <table:table-cell table:formula="of:=8.55+0.09" office:value-type="float" office:value="8.64" calcext:value-type="float">
            <office:annotation draw:style-name="gr1" draw:text-style-name="P2" svg:width="2.899cm" svg:height="2.176cm" svg:x="23.389cm" svg:y="4.581cm" draw:caption-point-x="-0.61cm" draw:caption-point-y="0.461cm">
              <dc:date>2021-04-07T00:00:00</dc:date>
              <text:p text:style-name="P1"><text:span text:style-name="T1">Juntei o Ecolo(G), que é de German Speaking</text:span></text:p>
              <text:p text:style-name="P1"><text:span text:style-name="T1"/></text:p>
            </office:annotation>
            <text:p>8,64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,64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Vlaams Belang</text:p>
          </table:table-cell>
          <table:table-cell office:value-type="string" calcext:value-type="string">
            <text:p>Flemish Interest</text:p>
          </table:table-cell>
          <table:table-cell table:style-name="ce4" office:value-type="float" office:value="9.85" calcext:value-type="float">
            <text:p>9,8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9.6622" calcext:value-type="float">
            <text:p>9,662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Open VLD</text:p>
          </table:table-cell>
          <table:table-cell office:value-type="string" calcext:value-type="string">
            <text:p>Flemish Liberals and Democrats</text:p>
          </table:table-cell>
          <table:table-cell table:style-name="ce3" office:value-type="float" office:value="12.75" calcext:value-type="float">
            <text:p>12,7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.0053" calcext:value-type="float">
            <text:p>7,005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PFF</text:p>
          </table:table-cell>
          <table:table-cell office:value-type="string" calcext:value-type="string">
            <text:p>Freedom and Progress Party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7.0053" calcext:value-type="float">
            <text:p>7,005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Groen!</text:p>
          </table:table-cell>
          <table:table-cell office:value-type="string" calcext:value-type="string">
            <text:p>Green!</text:p>
          </table:table-cell>
          <table:table-cell table:style-name="ce3"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2.5762" calcext:value-type="float">
            <text:p>2,5762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CDH</text:p>
          </table:table-cell>
          <table:table-cell office:value-type="string" calcext:value-type="string">
            <text:p>Humanist Democratic Centre</text:p>
          </table:table-cell>
          <table:table-cell table:style-name="ce3" office:value-type="float" office:value="4.99" calcext:value-type="float">
            <text:p>4,9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.4974" calcext:value-type="float">
            <text:p>5,497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office:annotation draw:style-name="gr2" draw:text-style-name="P2" svg:width="2.899cm" svg:height="2.966cm" svg:x="13.425cm" svg:y="7.551cm" draw:caption-point-x="-0.61cm" draw:caption-point-y="0.461cm">
              <dc:date>2021-04-07T00:00:00</dc:date>
              <text:p text:style-name="P1"><text:span text:style-name="T1">LDD, começou com esse nome Lijst Dedecker -https://en.wikipedia.org/wiki/Libertair,_Direct,_Democratisch</text:span></text:p>
            </office:annotation>
            <text:p>Lijst Dedecker</text:p>
          </table:table-cell>
          <table:table-cell office:value-type="string" calcext:value-type="string">
            <text:p>List Dedecker</text:p>
          </table:table-cell>
          <table:table-cell table:style-name="ce3" office:value-type="float" office:value="4.51" calcext:value-type="float">
            <text:p>4,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National Front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9.655" calcext:value-type="float">
            <text:p>9,65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N-VA</text:p>
          </table:table-cell>
          <table:table-cell office:value-type="string" calcext:value-type="string">
            <text:p>New Flemish Alliance</text:p>
          </table:table-cell>
          <table:table-cell table:style-name="ce3" office:value-type="float" office:value="6.13" calcext:value-type="float">
            <text:p>6,1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.5321" calcext:value-type="float">
            <text:p>6,53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Reformist Movement</text:p>
          </table:table-cell>
          <table:table-cell table:style-name="ce3" office:value-type="float" office:value="9.74" calcext:value-type="float">
            <text:p>9,74</text:p>
          </table:table-cell>
          <table:table-cell office:value-type="float" office:value="2" calcext:value-type="float">
            <text:p>2</text:p>
          </table:table-cell>
          <table:table-cell office:value-type="float" office:value="6.6889" calcext:value-type="float">
            <text:p>6,688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Social Liberal Party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" calcext:value-type="float">
            <text:p>0</text:p>
          </table:table-cell>
          <table:table-cell>
            <office:annotation draw:style-name="gr3" draw:text-style-name="P2" svg:width="2.899cm" svg:height="1.799cm" svg:x="27.144cm" svg:y="9.553cm" draw:caption-point-x="-0.61cm" draw:caption-point-y="0.461cm">
              <dc:date>2021-04-07T00:00:00</dc:date>
              <text:p text:style-name="P1"><text:span text:style-name="T1">https://en.wikipedia.org/wiki/Sociaal-Liberale_Partij</text:span></text:p>
            </office:annotation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Socialist Party</text:p>
          </table:table-cell>
          <table:table-cell table:style-name="ce3" office:value-type="float" office:value="10.88" calcext:value-type="float">
            <text:p>10,88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.9307" calcext:value-type="float">
            <text:p>2,930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Socialist Party (German Minority)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.2459" calcext:value-type="float">
            <text:p>3,24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SP.A</text:p>
          </table:table-cell>
          <table:table-cell office:value-type="string" calcext:value-type="string">
            <text:p>Socialist Party Different</text:p>
          </table:table-cell>
          <table:table-cell table:style-name="ce4" office:value-type="float" office:value="8.21" calcext:value-type="float">
            <text:p>8,2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.2459" calcext:value-type="float">
            <text:p>3,24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Sinia coalitsia</text:p>
          </table:table-cell>
          <table:table-cell office:value-type="string" calcext:value-type="string">
            <text:p>Blue Coalition (SDS-DSB)</text:p>
          </table:table-cell>
          <table:table-cell office:value-type="float" office:value="7.95" calcext:value-type="float">
            <text:p>7,9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GERB</text:p>
          </table:table-cell>
          <table:table-cell office:value-type="string" calcext:value-type="string">
            <text:p>Citizens for European Development of Bulgaria (GERB)</text:p>
          </table:table-cell>
          <table:table-cell office:value-type="float" office:value="24.36" calcext:value-type="float">
            <text:p>24,3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Movement for Rights and Freedoms (DPS)</text:p>
          </table:table-cell>
          <table:table-cell office:value-type="float" office:value="14.14" calcext:value-type="float">
            <text:p>14,1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.5828" calcext:value-type="float">
            <text:p>4,58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Ataka</text:p>
          </table:table-cell>
          <table:table-cell office:value-type="string" calcext:value-type="string">
            <text:p>National Union Attack (ATAKA)</text:p>
          </table:table-cell>
          <table:table-cell office:value-type="float" office:value="11.96" calcext:value-type="float">
            <text:p>11,9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46" calcext:value-type="float">
            <text:p>5,4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RZS</text:p>
          </table:table-cell>
          <table:table-cell office:value-type="string" calcext:value-type="string">
            <text:p>Order, Lawfulness, and Justice (RZS)</text:p>
          </table:table-cell>
          <table:table-cell office:value-type="float" office:value="4.67" calcext:value-type="float">
            <text:p>4,6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DHKO</text:p>
          </table:table-cell>
          <table:table-cell office:value-type="string" calcext:value-type="string">
            <text:p>Democratic Party</text:p>
          </table:table-cell>
          <table:table-cell office:value-type="float" office:value="12.28" calcext:value-type="float">
            <text:p>12,28</text:p>
          </table:table-cell>
          <table:table-cell office:value-type="float" office:value="1" calcext:value-type="float">
            <text:p>1</text:p>
          </table:table-cell>
          <table:table-cell office:value-type="float" office:value="5.1316" calcext:value-type="float">
            <text:p>5,13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DHSY</text:p>
          </table:table-cell>
          <table:table-cell office:value-type="string" calcext:value-type="string">
            <text:p>Democratic Rally</text:p>
          </table:table-cell>
          <table:table-cell office:value-type="float" office:value="35.65" calcext:value-type="float">
            <text:p>35,65</text:p>
          </table:table-cell>
          <table:table-cell office:value-type="float" office:value="2" calcext:value-type="float">
            <text:p>2</text:p>
          </table:table-cell>
          <table:table-cell office:value-type="float" office:value="8.6842" calcext:value-type="float">
            <text:p>8,684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EDEK</text:p>
          </table:table-cell>
          <table:table-cell office:value-type="string" calcext:value-type="string">
            <text:p>Movement for Social Democracy</text:p>
          </table:table-cell>
          <table:table-cell office:value-type="float" office:value="9.85" calcext:value-type="float">
            <text:p>9,85</text:p>
          </table:table-cell>
          <table:table-cell office:value-type="float" office:value="1" calcext:value-type="float">
            <text:p>1</text:p>
          </table:table-cell>
          <table:table-cell office:value-type="float" office:value="3.2895" calcext:value-type="float">
            <text:p>3,289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AKEL</text:p>
          </table:table-cell>
          <table:table-cell office:value-type="string" calcext:value-type="string">
            <text:p>Progressive Party of Working People</text:p>
          </table:table-cell>
          <table:table-cell office:value-type="float" office:value="34.9" calcext:value-type="float">
            <text:p>34,9</text:p>
          </table:table-cell>
          <table:table-cell office:value-type="float" office:value="2" calcext:value-type="float">
            <text:p>2</text:p>
          </table:table-cell>
          <table:table-cell office:value-type="float" office:value="1.0526" calcext:value-type="float">
            <text:p>1,05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KOP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5.7895" calcext:value-type="float">
            <text:p>5,789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EK</text:p>
          </table:table-cell>
          <table:table-cell/>
          <table:table-cell office:value-type="float" office:value="4.12" calcext:value-type="float">
            <text:p>4,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KDU-CSL</text:p>
          </table:table-cell>
          <table:table-cell office:value-type="string" calcext:value-type="string">
            <text:p>Christian and Democratic Union-Czechoslovak People's Party</text:p>
          </table:table-cell>
          <table:table-cell office:value-type="float" office:value="7.64" calcext:value-type="float">
            <text:p>7,64</text:p>
          </table:table-cell>
          <table:table-cell office:value-type="float" office:value="2" calcext:value-type="float">
            <text:p>2</text:p>
          </table:table-cell>
          <table:table-cell office:value-type="float" office:value="5.8099" calcext:value-type="float">
            <text:p>5,809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ODS</text:p>
          </table:table-cell>
          <table:table-cell office:value-type="string" calcext:value-type="string">
            <text:p>Civic Democratic Party</text:p>
          </table:table-cell>
          <table:table-cell office:value-type="float" office:value="31.45" calcext:value-type="float">
            <text:p>31,45</text:p>
          </table:table-cell>
          <table:table-cell office:value-type="float" office:value="9" calcext:value-type="float">
            <text:p>9</text:p>
          </table:table-cell>
          <table:table-cell office:value-type="float" office:value="7.3637" calcext:value-type="float">
            <text:p>7,36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KSCM</text:p>
          </table:table-cell>
          <table:table-cell office:value-type="string" calcext:value-type="string">
            <text:p>Communist Party of Bohemia and Moravia</text:p>
          </table:table-cell>
          <table:table-cell office:value-type="float" office:value="14.18" calcext:value-type="float">
            <text:p>14,18</text:p>
          </table:table-cell>
          <table:table-cell office:value-type="float" office:value="4" calcext:value-type="float">
            <text:p>4</text:p>
          </table:table-cell>
          <table:table-cell office:value-type="float" office:value="0.7498" calcext:value-type="float">
            <text:p>0,749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SSD</text:p>
          </table:table-cell>
          <table:table-cell office:value-type="string" calcext:value-type="string">
            <text:p>Czech Social Democratic Party</text:p>
          </table:table-cell>
          <table:table-cell office:value-type="float" office:value="22.38" calcext:value-type="float">
            <text:p>22,38</text:p>
          </table:table-cell>
          <table:table-cell office:value-type="float" office:value="7" calcext:value-type="float">
            <text:p>7</text:p>
          </table:table-cell>
          <table:table-cell office:value-type="float" office:value="3.0463" calcext:value-type="float">
            <text:p>3,04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reen Party</text:p>
          </table:table-cell>
          <table:table-cell office:value-type="float" office:value="2.06" calcext:value-type="float">
            <text:p>2,06</text:p>
          </table:table-cell>
          <table:table-cell office:value-type="float" office:value="0" calcext:value-type="float">
            <text:p>0</text:p>
          </table:table-cell>
          <table:table-cell office:value-type="float" office:value="4.123" calcext:value-type="float">
            <text:p>4,1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EDS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S-JB</text:p>
          </table:table-cell>
          <table:table-cell/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VV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STAN</text:p>
          </table:table-cell>
          <table:table-cell/>
          <table:table-cell office:value-type="float" office:value="2.28" calcext:value-type="float">
            <text:p>2,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SNK-ED</text:p>
          </table:table-cell>
          <table:table-cell/>
          <table:table-cell office:value-type="float" office:value="1.66" calcext:value-type="float">
            <text:p>1,66</text:p>
          </table:table-cell>
          <table:table-cell office:value-type="float" office:value="0" calcext:value-type="float">
            <text:p>0</text:p>
          </table:table-cell>
          <table:table-cell office:value-type="float" office:value="6.0929" calcext:value-type="float">
            <text:p>6,09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SSO</text:p>
          </table:table-cell>
          <table:table-cell/>
          <table:table-cell office:value-type="float" office:value="1.26" calcext:value-type="float">
            <text:p>1,2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DSSS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Grüne</text:p>
          </table:table-cell>
          <table:table-cell office:value-type="string" calcext:value-type="string">
            <text:p>Alliance '90/The Greens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9308" calcext:value-type="float">
            <text:p>2,93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Tier</text:p>
          </table:table-cell>
          <table:table-cell office:value-type="string" calcext:value-type="string">
            <text:p>Animal Protection Party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CDU</text:p>
          </table:table-cell>
          <table:table-cell office:value-type="string" calcext:value-type="string">
            <text:p>Christian Democratic Union/Christian Social Union</text:p>
          </table:table-cell>
          <table:table-cell table:style-name="ce5" office:value-type="float" office:value="30.7" calcext:value-type="float">
            <text:p>30,7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.2503" calcext:value-type="float">
            <text:p>6,2503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CSU</text:p>
          </table:table-cell>
          <table:table-cell office:value-type="string" calcext:value-type="string">
            <text:p>Christian Social Democrats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7.2871" calcext:value-type="float">
            <text:p>7,287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am</text:p>
          </table:table-cell>
          <table:table-cell office:value-type="string" calcext:value-type="string">
            <text:p>Family Party of German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DP</text:p>
          </table:table-cell>
          <table:table-cell office:value-type="string" calcext:value-type="string">
            <text:p>Free Democratic Party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5.9233" calcext:value-type="float">
            <text:p>5,9233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Free Voters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PD</text:p>
          </table:table-cell>
          <table:table-cell office:value-type="string" calcext:value-type="string">
            <text:p>Social Democratic Party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3.6451" calcext:value-type="float">
            <text:p>3,6451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Linke</text:p>
          </table:table-cell>
          <table:table-cell office:value-type="string" calcext:value-type="string">
            <text:p>The Left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.2152" calcext:value-type="float">
            <text:p>1,2152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Rep</text:p>
          </table:table-cell>
          <table:table-cell office:value-type="string" calcext:value-type="string">
            <text:p>The Republicans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9.2752" calcext:value-type="float">
            <text:p>9,27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Conservative People's Party</text:p>
          </table:table-cell>
          <table:table-cell office:value-type="float" office:value="12.68" calcext:value-type="float">
            <text:p>12,68</text:p>
          </table:table-cell>
          <table:table-cell office:value-type="float" office:value="1" calcext:value-type="float">
            <text:p>1</text:p>
          </table:table-cell>
          <table:table-cell office:value-type="float" office:value="7.2186" calcext:value-type="float">
            <text:p>7,218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Danish People's Party</text:p>
          </table:table-cell>
          <table:table-cell office:value-type="float" office:value="15.28" calcext:value-type="float">
            <text:p>15,28</text:p>
          </table:table-cell>
          <table:table-cell office:value-type="float" office:value="2" calcext:value-type="float">
            <text:p>2</text:p>
          </table:table-cell>
          <table:table-cell office:value-type="float" office:value="8.2269" calcext:value-type="float">
            <text:p>8,226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Danish Social Liberal Party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.8736" calcext:value-type="float">
            <text:p>4,873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June Movement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2.585" calcext:value-type="float">
            <text:p>2,5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K</text:p>
          </table:table-cell>
          <table:table-cell/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iberal Alliance</text:p>
          </table:table-cell>
          <table:table-cell table:style-name="ce1" table:number-columns-repeated="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Liberal Party</text:p>
          </table:table-cell>
          <table:table-cell office:value-type="float" office:value="20.23" calcext:value-type="float">
            <text:p>20,23</text:p>
          </table:table-cell>
          <table:table-cell office:value-type="float" office:value="3" calcext:value-type="float">
            <text:p>3</text:p>
          </table:table-cell>
          <table:table-cell office:value-type="float" office:value="7.292" calcext:value-type="float">
            <text:p>7,29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People's Movement against the EU (4) /Socialist People's Party (1)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1.835" calcext:value-type="float">
            <text:p>1,8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ocial Democrats</text:p>
          </table:table-cell>
          <table:table-cell office:value-type="float" office:value="21.49" calcext:value-type="float">
            <text:p>21,49</text:p>
          </table:table-cell>
          <table:table-cell office:value-type="float" office:value="4" calcext:value-type="float">
            <text:p>4</text:p>
          </table:table-cell>
          <table:table-cell office:value-type="float" office:value="3.8011" calcext:value-type="float">
            <text:p>3,80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Socialist People's Party</text:p>
          </table:table-cell>
          <table:table-cell office:value-type="float" office:value="15.86" calcext:value-type="float">
            <text:p>15,86</text:p>
          </table:table-cell>
          <table:table-cell office:value-type="float" office:value="2" calcext:value-type="float">
            <text:p>2</text:p>
          </table:table-cell>
          <table:table-cell office:value-type="float" office:value="2.1347" calcext:value-type="float">
            <text:p>2,13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Estonian Centre Party</text:p>
          </table:table-cell>
          <table:table-cell office:value-type="float" office:value="26.1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office:value-type="float" office:value="3.9562" calcext:value-type="float">
            <text:p>3,956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arty of Estonian Christian Democrats</text:p>
          </table:table-cell>
          <table:table-cell office:value-type="string" calcext:value-type="string">
            <text:p>Estonian Christian Democrats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Estonian Greens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Reform Party</text:p>
          </table:table-cell>
          <table:table-cell office:value-type="string" calcext:value-type="string">
            <text:p>Estonian Reform Party</text:p>
          </table:table-cell>
          <table:table-cell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office:value-type="float" office:value="7.8969" calcext:value-type="float">
            <text:p>7,896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n United Left Party</text:p>
          </table:table-cell>
          <table:table-cell office:value-type="string" calcext:value-type="string">
            <text:p>Estonian United Left</text:p>
          </table:table-cell>
          <table:table-cell table:style-name="ce9"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Farmers' Assembly</text:p>
          </table:table-cell>
          <table:table-cell office:value-type="string" calcext:value-type="string">
            <text:p>Farmer's Union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office:annotation draw:style-name="gr2" draw:text-style-name="P4" svg:width="2.899cm" svg:height="2.966cm" svg:x="20.232cm" svg:y="33.295cm" draw:caption-point-x="-0.61cm" draw:caption-point-y="0.461cm">
              <dc:date>2021-04-08T00:00:00</dc:date>
              <text:p text:style-name="P3"><text:span text:style-name="T1">Parece ser o Independent “Indrek Tarand”, um dos candidatos mais votados e que foi eleito</text:span></text:p>
            </office:annotation>
            <text:p>Independent</text:p>
          </table:table-cell>
          <table:table-cell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Libertas Estonia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eople's Union</text:p>
          </table:table-cell>
          <table:table-cell office:value-type="string" calcext:value-type="string">
            <text:p>People's Union of Estonia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4.5812" calcext:value-type="float">
            <text:p>4,58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Russian Party in Estonia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Social Democratic Party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4.1915" calcext:value-type="float">
            <text:p>4,19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Union of Pro Patria and Res Publica</text:p>
          </table:table-cell>
          <table:table-cell office:value-type="float" office:value="12.2" calcext:value-type="float">
            <text:p>12,2</text:p>
          </table:table-cell>
          <table:table-cell office:value-type="float" office:value="1" calcext:value-type="float">
            <text:p>1</text:p>
          </table:table-cell>
          <table:table-cell office:value-type="float" office:value="8.4962" calcext:value-type="float">
            <text:p>8,496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Coalition for Europe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Coalition for Europe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Coalition for Europe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office:annotation draw:style-name="gr4" draw:text-style-name="P2" svg:width="2.899cm" svg:height="9.681cm" svg:x="20.232cm" svg:y="37.359cm" draw:caption-point-x="-0.61cm" draw:caption-point-y="0.461cm">
              <dc:date>2021-04-08T00:00:00</dc:date>
              <text:p text:style-name="P1">Não entendi porque esses partido e o “Coalition for Europe” não ficaram agrupados corretamente, ficaram em várias linhas. De qualquer forma apenas copiei o valor para todos, creio que dividir por número de entrevistas e multiplicar pelos seats, shares of votes, vai acabar dando na mesma, isso aqui é só para o MATCH com o banco normal. </text:p>
            </office:annotation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dP-V</text:p>
          </table:table-cell>
          <table:table-cell office:value-type="string" calcext:value-type="string">
            <text:p>Europe of the Peoples-The Greens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Internationalist Initiative -- Solidarity between Peoples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ople's Party</text:p>
          </table:table-cell>
          <table:table-cell office:value-type="float" office:value="42.12" calcext:value-type="float">
            <text:p>42,12</text:p>
          </table:table-cell>
          <table:table-cell office:value-type="float" office:value="23" calcext:value-type="float">
            <text:p>23</text:p>
          </table:table-cell>
          <table:table-cell office:value-type="float" office:value="7.5969" calcext:value-type="float">
            <text:p>7,596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SOE</text:p>
          </table:table-cell>
          <table:table-cell office:value-type="string" calcext:value-type="string">
            <text:p>Spanish Socialist Workers' Party</text:p>
          </table:table-cell>
          <table:table-cell office:value-type="float" office:value="38.78" calcext:value-type="float">
            <text:p>38,78</text:p>
          </table:table-cell>
          <table:table-cell office:value-type="float" office:value="21" calcext:value-type="float">
            <text:p>21</text:p>
          </table:table-cell>
          <table:table-cell office:value-type="float" office:value="3.7377" calcext:value-type="float">
            <text:p>3,73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UPyD</text:p>
          </table:table-cell>
          <table:table-cell office:value-type="string" calcext:value-type="string">
            <text:p>Union, Progress, and Democracy</text:p>
          </table:table-cell>
          <table:table-cell office:value-type="float" office:value="2.85" calcext:value-type="float">
            <text:p>2,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IU-ICV</text:p>
          </table:table-cell>
          <table:table-cell office:value-type="string" calcext:value-type="string">
            <text:p>United Left</text:p>
          </table:table-cell>
          <table:table-cell office:value-type="float" office:value="3.71" calcext:value-type="float">
            <text:p>3,71</text:p>
          </table:table-cell>
          <table:table-cell office:value-type="float" office:value="2" calcext:value-type="float">
            <text:p>2</text:p>
          </table:table-cell>
          <table:table-cell office:value-type="float" office:value="2.0183" calcext:value-type="float">
            <text:p>2,018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nish Centre Party</text:p>
          </table:table-cell>
          <table:table-cell office:value-type="string" calcext:value-type="string">
            <text:p>Centre Part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.8027" calcext:value-type="float">
            <text:p>5,802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Christian Democrats</text:p>
          </table:table-cell>
          <table:table-cell office:value-type="string" calcext:value-type="string">
            <text:p>Christian Democrats in Finland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7.1884" calcext:value-type="float">
            <text:p>7,188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Green League</text:p>
          </table:table-cell>
          <table:table-cell office:value-type="float" office:value="12.4" calcext:value-type="float">
            <text:p>12,4</text:p>
          </table:table-cell>
          <table:table-cell office:value-type="float" office:value="2" calcext:value-type="float">
            <text:p>2</text:p>
          </table:table-cell>
          <table:table-cell office:value-type="float" office:value="3.6465" calcext:value-type="float">
            <text:p>3,64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Left Alliance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office:value-type="float" office:value="2.1843" calcext:value-type="float">
            <text:p>2,184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National Coalition Party</text:p>
          </table:table-cell>
          <table:table-cell office:value-type="float" office:value="23.2" calcext:value-type="float">
            <text:p>23,2</text:p>
          </table:table-cell>
          <table:table-cell office:value-type="float" office:value="3" calcext:value-type="float">
            <text:p>3</text:p>
          </table:table-cell>
          <table:table-cell office:value-type="float" office:value="7.2451" calcext:value-type="float">
            <text:p>7,24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cial Democratic Party of Finland</text:p>
          </table:table-cell>
          <table:table-cell office:value-type="float" office:value="17.5" calcext:value-type="float">
            <text:p>17,5</text:p>
          </table:table-cell>
          <table:table-cell office:value-type="float" office:value="2" calcext:value-type="float">
            <text:p>2</text:p>
          </table:table-cell>
          <table:table-cell office:value-type="float" office:value="3.5595" calcext:value-type="float">
            <text:p>3,559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Swedish People's Party</text:p>
          </table:table-cell>
          <table:table-cell office:value-type="float" office:value="6.1" calcext:value-type="float">
            <text:p>6,1</text:p>
          </table:table-cell>
          <table:table-cell office:value-type="float" office:value="1" calcext:value-type="float">
            <text:p>1</text:p>
          </table:table-cell>
          <table:table-cell office:value-type="float" office:value="6.3906" calcext:value-type="float">
            <text:p>6,390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True Finns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6.6331" calcext:value-type="float">
            <text:p>6,633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Democratic Movement</text:p>
          </table:table-cell>
          <table:table-cell office:value-type="float" office:value="8.46" calcext:value-type="float">
            <text:p>8,46</text:p>
          </table:table-cell>
          <table:table-cell office:value-type="float" office:value="6" calcext:value-type="float">
            <text:p>6</text:p>
          </table:table-cell>
          <table:table-cell office:value-type="float" office:value="6.1017" calcext:value-type="float">
            <text:p>6,101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urope Ecologie</text:p>
          </table:table-cell>
          <table:table-cell office:value-type="string" calcext:value-type="string">
            <text:p>Europe Écologie</text:p>
          </table:table-cell>
          <table:table-cell office:value-type="float" office:value="16.28" calcext:value-type="float">
            <text:p>16,28</text:p>
          </table:table-cell>
          <table:table-cell office:value-type="float" office:value="14" calcext:value-type="float">
            <text:p>14</text:p>
          </table:table-cell>
          <table:table-cell office:value-type="float" office:value="3.155" calcext:value-type="float">
            <text:p>3,15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NPA</text:p>
          </table:table-cell>
          <table:table-cell office:value-type="string" calcext:value-type="string">
            <text:p>Extreme left (New Anticapitalist Party, Workers' Struggle)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Libertas</text:p>
          </table:table-cell>
          <table:table-cell office:value-type="string" calcext:value-type="string">
            <office:annotation draw:style-name="gr5" draw:text-style-name="P2" svg:width="2.899cm" svg:height="4.546cm" svg:x="20.232cm" svg:y="47.293cm" draw:caption-point-x="-0.61cm" draw:caption-point-y="0.461cm">
              <dc:date>2021-04-08T00:00:00</dc:date>
              <text:p text:style-name="P1">De todas bases de dados usadas, esse partido só constava em: https://www.europarl.europa.eu/elections2014-results/en/country-results-fr-2009.html</text:p>
            </office:annotation>
            <text:p>Libertas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ational Front</text:p>
          </table:table-cell>
          <table:table-cell office:value-type="float" office:value="6.34" calcext:value-type="float">
            <text:p>6,34</text:p>
          </table:table-cell>
          <table:table-cell office:value-type="float" office:value="3" calcext:value-type="float">
            <text:p>3</text:p>
          </table:table-cell>
          <table:table-cell office:value-type="float" office:value="9.6854" calcext:value-type="float">
            <text:p>9,685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ocialist Party</text:p>
          </table:table-cell>
          <table:table-cell office:value-type="float" office:value="16.48" calcext:value-type="float">
            <text:p>16,48</text:p>
          </table:table-cell>
          <table:table-cell office:value-type="float" office:value="14" calcext:value-type="float">
            <text:p>14</text:p>
          </table:table-cell>
          <table:table-cell office:value-type="float" office:value="3.2493" calcext:value-type="float">
            <text:p>3,2493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ont de gauche</text:p>
          </table:table-cell>
          <table:table-cell office:value-type="string" calcext:value-type="string">
            <office:annotation draw:style-name="gr3" draw:text-style-name="P2" svg:width="2.899cm" svg:height="1.799cm" svg:x="20.232cm" svg:y="48.648cm" draw:caption-point-x="-0.61cm" draw:caption-point-y="0.461cm">
              <dc:date>2021-04-08T00:00:00</dc:date>
              <text:p text:style-name="P1">Só tinha dados do French Communist Party</text:p>
            </office:annotation>
            <text:p>The Left Front (Left Party + French Communist Party)</text:p>
          </table:table-cell>
          <table:table-cell office:value-type="float" office:value="6.05" calcext:value-type="float">
            <text:p>6,05</text:p>
          </table:table-cell>
          <table:table-cell office:value-type="float" office:value="4" calcext:value-type="float">
            <text:p>4</text:p>
          </table:table-cell>
          <table:table-cell office:value-type="float" office:value="1.3741" calcext:value-type="float">
            <text:p>1,3741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Union for a Popular Movement</text:p>
          </table:table-cell>
          <table:table-cell office:value-type="float" office:value="27.88" calcext:value-type="float">
            <text:p>27,88</text:p>
          </table:table-cell>
          <table:table-cell office:value-type="float" office:value="29" calcext:value-type="float">
            <text:p>29</text:p>
          </table:table-cell>
          <table:table-cell office:value-type="float" office:value="7.4997" calcext:value-type="float">
            <text:p>7,4997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Drasi</text:p>
          </table:table-cell>
          <table:table-cell office:value-type="string" calcext:value-type="string">
            <text:p>Action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Synaspismós Rizospastikís Aristerás</text:p>
          </table:table-cell>
          <table:table-cell office:value-type="string" calcext:value-type="string">
            <text:p>Coalition of the Radical Left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2.8947" calcext:value-type="float">
            <text:p>2,894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Kommounistikó Kómma Elládas</text:p>
          </table:table-cell>
          <table:table-cell office:value-type="string" calcext:value-type="string">
            <text:p>Communist Party of Greece</text:p>
          </table:table-cell>
          <table:table-cell office:value-type="float" office:value="8.35" calcext:value-type="float">
            <text:p>8,35</text:p>
          </table:table-cell>
          <table:table-cell office:value-type="float" office:value="2" calcext:value-type="float">
            <text:p>2</text:p>
          </table:table-cell>
          <table:table-cell office:value-type="float" office:value="1.253" calcext:value-type="float">
            <text:p>1,25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Ikologi Prasini</text:p>
          </table:table-cell>
          <table:table-cell office:value-type="string" calcext:value-type="string">
            <text:p>Ecologist Greens</text:p>
          </table:table-cell>
          <table:table-cell office:value-type="float" office:value="3.49" calcext:value-type="float">
            <text:p>3,4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w Democracy</text:p>
          </table:table-cell>
          <table:table-cell office:value-type="float" office:value="32.3" calcext:value-type="float">
            <text:p>32,3</text:p>
          </table:table-cell>
          <table:table-cell office:value-type="float" office:value="8" calcext:value-type="float">
            <text:p>8</text:p>
          </table:table-cell>
          <table:table-cell office:value-type="float" office:value="6.7365" calcext:value-type="float">
            <text:p>6,736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PASOK</text:p>
          </table:table-cell>
          <table:table-cell office:value-type="string" calcext:value-type="string">
            <text:p>Panhellenic Socialist Movement</text:p>
          </table:table-cell>
          <table:table-cell office:value-type="float" office:value="36.65" calcext:value-type="float">
            <text:p>36,65</text:p>
          </table:table-cell>
          <table:table-cell office:value-type="float" office:value="8" calcext:value-type="float">
            <text:p>8</text:p>
          </table:table-cell>
          <table:table-cell office:value-type="float" office:value="4.4968" calcext:value-type="float">
            <text:p>4,496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Kómma Ellênòn Kynègôn</text:p>
          </table:table-cell>
          <table:table-cell office:value-type="string" calcext:value-type="string">
            <text:p>Party of Greek Hunters</text:p>
          </table:table-cell>
          <table:table-cell office:value-type="float" office:value="1.26" calcext:value-type="float">
            <text:p>1,2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Popular Orthodox Rally</text:p>
          </table:table-cell>
          <table:table-cell office:value-type="float" office:value="7.15" calcext:value-type="float">
            <text:p>7,15</text:p>
          </table:table-cell>
          <table:table-cell office:value-type="float" office:value="2" calcext:value-type="float">
            <text:p>2</text:p>
          </table:table-cell>
          <table:table-cell office:value-type="float" office:value="9.11" calcext:value-type="float">
            <text:p>9,1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SzDSz</text:p>
          </table:table-cell>
          <table:table-cell office:value-type="string" calcext:value-type="string">
            <text:p>Alliance of Free Democrats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</text:p>
          </table:table-cell>
          <table:table-cell office:value-type="float" office:value="3.9659" calcext:value-type="float">
            <text:p>3,9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www.europarl.europa.eu/elections2014-results/en/country-results-hu-2009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Fidesz-KDNP</text:p>
          </table:table-cell>
          <table:table-cell office:value-type="string" calcext:value-type="string">
            <text:p>Fidesz-Hungarian Civic Union</text:p>
          </table:table-cell>
          <table:table-cell office:value-type="float" office:value="56.36" calcext:value-type="float">
            <text:p>56,36</text:p>
          </table:table-cell>
          <table:table-cell office:value-type="float" office:value="14" calcext:value-type="float">
            <text:p>14</text:p>
          </table:table-cell>
          <table:table-cell office:value-type="float" office:value="6.5432" calcext:value-type="float">
            <office:annotation draw:style-name="gr6" draw:text-style-name="P6" svg:width="2.899cm" svg:height="2.571cm" svg:x="27.144cm" svg:y="53.615cm" draw:caption-point-x="-0.61cm" draw:caption-point-y="0.461cm">
              <dc:date>2021-04-08T00:00:00</dc:date>
              <text:p text:style-name="P5"><text:span text:style-name="T1">Aqui só coloquei do Fidesz, que tem 13 dos 14 seats. O valor para o KDNP é 7,4</text:span></text:p>
            </office:annotation>
            <text:p>6,543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Hungarian Democratic Forum</text:p>
          </table:table-cell>
          <table:table-cell office:value-type="float" office:value="5.31" calcext:value-type="float">
            <text:p>5,31</text:p>
          </table:table-cell>
          <table:table-cell office:value-type="float" office:value="1" calcext:value-type="float">
            <text:p>1</text:p>
          </table:table-cell>
          <table:table-cell office:value-type="float" office:value="6.4826" calcext:value-type="float">
            <text:p>6,482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SzP</text:p>
          </table:table-cell>
          <table:table-cell office:value-type="string" calcext:value-type="string">
            <text:p>Hungarian Socialist Party</text:p>
          </table:table-cell>
          <table:table-cell office:value-type="float" office:value="17.37" calcext:value-type="float">
            <text:p>17,37</text:p>
          </table:table-cell>
          <table:table-cell office:value-type="float" office:value="4" calcext:value-type="float">
            <text:p>4</text:p>
          </table:table-cell>
          <table:table-cell office:value-type="float" office:value="2.8743" calcext:value-type="float">
            <text:p>2,874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/>
          <table:table-cell table:style-name="ce11" office:value-type="string" calcext:value-type="string">
            <text:p>LMP-HP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MCF ROMA O 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Jobbik</text:p>
          </table:table-cell>
          <table:table-cell office:value-type="string" calcext:value-type="string">
            <text:p>Movement for a Better Hungary</text:p>
          </table:table-cell>
          <table:table-cell office:value-type="float" office:value="14.77" calcext:value-type="float">
            <text:p>14,77</text:p>
          </table:table-cell>
          <table:table-cell office:value-type="float" office:value="3" calcext:value-type="float">
            <text:p>3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/>
          <table:table-cell table:style-name="ce9" office:value-type="string" calcext:value-type="string">
            <text:p>Munkáspárt 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table:number-columns-repeated="2" office:value-type="string" calcext:value-type="string">
            <text:p>Fianna Fail</text:p>
          </table:table-cell>
          <table:table-cell office:value-type="float" office:value="24.08" calcext:value-type="float">
            <text:p>24,08</text:p>
          </table:table-cell>
          <table:table-cell office:value-type="float" office:value="3" calcext:value-type="float">
            <text:p>3</text:p>
          </table:table-cell>
          <table:table-cell office:value-type="float" office:value="6.0713" calcext:value-type="float">
            <text:p>6,07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table:number-columns-repeated="2" office:value-type="string" calcext:value-type="string">
            <text:p>Fine Gael</text:p>
          </table:table-cell>
          <table:table-cell office:value-type="float" office:value="29.13" calcext:value-type="float">
            <text:p>29,13</text:p>
          </table:table-cell>
          <table:table-cell office:value-type="float" office:value="4" calcext:value-type="float">
            <text:p>4</text:p>
          </table:table-cell>
          <table:table-cell office:value-type="float" office:value="6.4372" calcext:value-type="float">
            <text:p>6,437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Green Party <text:s/>– Comhaontas Glas</text:p>
          </table:table-cell>
          <table:table-cell office:value-type="string" calcext:value-type="string">
            <text:p>Green Party</text:p>
          </table:table-cell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float" office:value="2.435" calcext:value-type="float">
            <text:p>2,4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table:number-columns-repeated="2" office:value-type="string" calcext:value-type="string">
            <text:p>Independent</text:p>
          </table:table-cell>
          <table:table-cell office:value-type="float" office:value="4.64" calcext:value-type="float">
            <office:annotation draw:style-name="gr7" draw:text-style-name="P4" svg:width="2.899cm" svg:height="4.151cm" svg:x="23.389cm" svg:y="58.131cm" draw:caption-point-x="-0.61cm" draw:caption-point-y="0.461cm">
              <dc:date>2021-04-08T00:00:00</dc:date>
              <text:p text:style-name="P3"><text:span text:style-name="T1">Inseri dados de Independent – Marian Harkin, que parece ser o Independente aqui em questão, foi o único eleito e talvez único candidato</text:span></text:p>
            </office:annotation>
            <text:p>4,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Labour Party</text:p>
          </table:table-cell>
          <table:table-cell office:value-type="float" office:value="13.92" calcext:value-type="float">
            <text:p>13,92</text:p>
          </table:table-cell>
          <table:table-cell office:value-type="float" office:value="3" calcext:value-type="float">
            <text:p>3</text:p>
          </table:table-cell>
          <table:table-cell office:value-type="float" office:value="3.6252" calcext:value-type="float">
            <text:p>3,625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/>
          <table:table-cell table:number-columns-repeated="2" office:value-type="string" calcext:value-type="string">
            <text:p>Libertas Ireland</text:p>
          </table:table-cell>
          <table:table-cell office:value-type="float" office:value="5.45" calcext:value-type="float">
            <text:p>5,45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Sinn Féin</text:p>
          </table:table-cell>
          <table:table-cell office:value-type="string" calcext:value-type="string">
            <text:p>Sinn Fein</text:p>
          </table:table-cell>
          <table:table-cell office:value-type="float" office:value="11.24" calcext:value-type="float">
            <text:p>11,24</text:p>
          </table:table-cell>
          <table:table-cell office:value-type="float" office:value="0" calcext:value-type="float">
            <text:p>0</text:p>
          </table:table-cell>
          <table:table-cell office:value-type="float" office:value="2.7935" calcext:value-type="float">
            <text:p>2,79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E</text:p>
          </table:table-cell>
          <table:table-cell/>
          <table:table-cell table:number-columns-repeated="2" office:value-type="string" calcext:value-type="string">
            <text:p>Socialist Party</text:p>
          </table:table-cell>
          <table:table-cell office:value-type="float" office:value="2.76" calcext:value-type="float">
            <text:p>2,7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ifondazione – Comunisti Italiani (Lista comunista)– Comun. Ital.</text:p>
          </table:table-cell>
          <table:table-cell office:value-type="string" calcext:value-type="string">
            <text:p>Anticapitalist List</text:p>
          </table:table-cell>
          <table:table-cell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office:value-type="float" office:value="0.8849" calcext:value-type="float">
            <text:p>0,8849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ifondazione – Comunisti Italiani (Lista comunista)– Comun. Ital.</text:p>
          </table:table-cell>
          <table:table-cell office:value-type="string" calcext:value-type="string">
            <text:p>Anticapitalist List</text:p>
          </table:table-cell>
          <table:table-cell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office:value-type="float" office:value="0.8849" calcext:value-type="float">
            <text:p>0,88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emocratic Party</text:p>
          </table:table-cell>
          <table:table-cell office:value-type="float" office:value="26.12" calcext:value-type="float">
            <text:p>26,12</text:p>
          </table:table-cell>
          <table:table-cell office:value-type="float" office:value="21" calcext:value-type="float">
            <text:p>21</text:p>
          </table:table-cell>
          <table:table-cell office:value-type="float" office:value="2.6216" calcext:value-type="float">
            <text:p>2,6216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taly of Valu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8712" calcext:value-type="float">
            <text:p>4,871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inistra e Libertà</text:p>
          </table:table-cell>
          <table:table-cell office:value-type="string" calcext:value-type="string">
            <text:p>Left and Freedom</text:p>
          </table:table-cell>
          <table:table-cell office:value-type="float" office:value="3.12" calcext:value-type="float">
            <text:p>3,1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PA - L'Autonomia</text:p>
          </table:table-cell>
          <table:table-cell office:value-type="string" calcext:value-type="string">
            <text:p>Movement for Autonomy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ensionati - L'Autonomia</text:p>
          </table:table-cell>
          <table:table-cell office:value-type="string" calcext:value-type="string">
            <text:p>Movement for Autonomy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rth League</text:p>
          </table:table-cell>
          <table:table-cell office:value-type="float" office:value="10.21" calcext:value-type="float">
            <text:p>10,21</text:p>
          </table:table-cell>
          <table:table-cell office:value-type="float" office:value="9" calcext:value-type="float">
            <text:p>9</text:p>
          </table:table-cell>
          <table:table-cell office:value-type="float" office:value="7.8007" calcext:value-type="float">
            <text:p>7,800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Radicali</text:p>
          </table:table-cell>
          <table:table-cell office:value-type="string" calcext:value-type="string">
            <text:p>Radicals</text:p>
          </table:table-cell>
          <table:table-cell office:value-type="float" office:value="2.43" calcext:value-type="float">
            <text:p>2,43</text:p>
          </table:table-cell>
          <table:table-cell office:value-type="float" office:value="0" calcext:value-type="float">
            <text:p>0</text:p>
          </table:table-cell>
          <table:table-cell office:value-type="float" office:value="3.9732" calcext:value-type="float">
            <text:p>3,97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Südtiroler Volkspartei</text:p>
          </table:table-cell>
          <table:table-cell office:value-type="string" calcext:value-type="string">
            <text:p>South Tyrol Peoples Party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DL</text:p>
          </table:table-cell>
          <table:table-cell office:value-type="string" calcext:value-type="string">
            <text:p>The People of Freedom</text:p>
          </table:table-cell>
          <table:table-cell office:value-type="float" office:value="35.26" calcext:value-type="float">
            <text:p>35,26</text:p>
          </table:table-cell>
          <table:table-cell office:value-type="float" office:value="29" calcext:value-type="float">
            <text:p>29</text:p>
          </table:table-cell>
          <table:table-cell office:value-type="float" office:value="7.1459" calcext:value-type="float">
            <text:p>7,145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Union of Christian and Centre Democrats</text:p>
          </table:table-cell>
          <table:table-cell office:value-type="float" office:value="6.51" calcext:value-type="float">
            <text:p>6,51</text:p>
          </table:table-cell>
          <table:table-cell office:value-type="float" office:value="5" calcext:value-type="float">
            <text:p>5</text:p>
          </table:table-cell>
          <table:table-cell office:value-type="float" office:value="6.1092" calcext:value-type="float">
            <text:p>6,109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LCS</text:p>
          </table:table-cell>
          <table:table-cell office:value-type="string" calcext:value-type="string">
            <text:p>Centre Union of Lithuania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.8833" calcext:value-type="float">
            <text:p>4,88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KKSS</text:p>
          </table:table-cell>
          <table:table-cell office:value-type="string" calcext:value-type="string">
            <text:p>Christian Conservative Social Union</text:p>
          </table:table-cell>
          <table:table-cell office:value-type="float" office:value="2.93" calcext:value-type="float">
            <text:p>2,93</text:p>
          </table:table-cell>
          <table:table-cell office:value-type="float" office:value="0" calcext:value-type="float">
            <text:p>0</text:p>
          </table:table-cell>
          <table:table-cell office:value-type="float" office:value="6.4579" calcext:value-type="float">
            <text:p>6,457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Civic Democracy Party</text:p>
          </table:table-cell>
          <table:table-cell office:value-type="string" calcext:value-type="string">
            <text:p>Civic Democratic Party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Party „Frontas“</text:p>
          </table:table-cell>
          <table:table-cell office:value-type="string" calcext:value-type="string">
            <text:p>Frontas Party</text:p>
          </table:table-cell>
          <table:table-cell office:value-type="float" office:value="2.43" calcext:value-type="float">
            <text:p>2,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Homeland Union – Lithuanian Christian Democrats</text:p>
          </table:table-cell>
          <table:table-cell office:value-type="string" calcext:value-type="string">
            <text:p>Homeland Union - Lithuanian Christian Democrats</text:p>
          </table:table-cell>
          <table:table-cell office:value-type="float" office:value="26.86" calcext:value-type="float">
            <text:p>26,86</text:p>
          </table:table-cell>
          <table:table-cell office:value-type="float" office:value="4" calcext:value-type="float">
            <text:p>4</text:p>
          </table:table-cell>
          <table:table-cell office:value-type="float" office:value="7.4004" calcext:value-type="float">
            <text:p>7,400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table:number-columns-repeated="2" office:value-type="string" calcext:value-type="string">
            <text:p>Labour Party</text:p>
          </table:table-cell>
          <table:table-cell office:value-type="float" office:value="8.79" calcext:value-type="float">
            <text:p>8,79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,8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table:number-columns-repeated="2" office:value-type="string" calcext:value-type="string">
            <text:p>Liberal and Centre Union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7.7562" calcext:value-type="float">
            <text:p>7,756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beral Movement of Lithuanian Republic</text:p>
          </table:table-cell>
          <table:table-cell office:value-type="string" calcext:value-type="string">
            <text:p>Liberals' Movement of the Republic of Lithuania</text:p>
          </table:table-cell>
          <table:table-cell office:value-type="float" office:value="7.36" calcext:value-type="float">
            <text:p>7,36</text:p>
          </table:table-cell>
          <table:table-cell office:value-type="float" office:value="1" calcext:value-type="float">
            <text:p>1</text:p>
          </table:table-cell>
          <table:table-cell office:value-type="float" office:value="7.7562" calcext:value-type="float">
            <text:p>7,756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n Peasants People Party</text:p>
          </table:table-cell>
          <table:table-cell office:value-type="string" calcext:value-type="string">
            <text:p>Lithuanian Peasant People Union</text:p>
          </table:table-cell>
          <table:table-cell office:value-type="float" office:value="1.87" calcext:value-type="float">
            <text:p>1,87</text:p>
          </table:table-cell>
          <table:table-cell office:value-type="float" office:value="0" calcext:value-type="float">
            <text:p>0</text:p>
          </table:table-cell>
          <table:table-cell office:value-type="float" office:value="3.2687" calcext:value-type="float">
            <text:p>3,268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Electoral Action of Lithuanian Poles</text:p>
          </table:table-cell>
          <table:table-cell office:value-type="string" calcext:value-type="string">
            <text:p>Lithuanian Poles' Electoral Action</text:p>
          </table:table-cell>
          <table:table-cell office:value-type="float" office:value="8.42" calcext:value-type="float">
            <text:p>8,42</text:p>
          </table:table-cell>
          <table:table-cell office:value-type="float" office:value="1" calcext:value-type="float">
            <text:p>1</text:p>
          </table:table-cell>
          <table:table-cell office:value-type="float" office:value="3.865" calcext:value-type="float">
            <text:p>3,86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table:number-columns-repeated="2" office:value-type="string" calcext:value-type="string">
            <text:p>Lithuanian Social Democratic Party</text:p>
          </table:table-cell>
          <table:table-cell office:value-type="float" office:value="18.61" calcext:value-type="float">
            <text:p>18,61</text:p>
          </table:table-cell>
          <table:table-cell office:value-type="float" office:value="3" calcext:value-type="float">
            <text:p>3</text:p>
          </table:table-cell>
          <table:table-cell office:value-type="float" office:value="3.1972" calcext:value-type="float">
            <text:p>3,197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National Resurrection Party</text:p>
          </table:table-cell>
          <table:table-cell office:value-type="string" calcext:value-type="string">
            <text:p>Nation's Resurrection Party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TT-LDP</text:p>
          </table:table-cell>
          <table:table-cell office:value-type="string" calcext:value-type="string">
            <text:p>Order and Justice -- Liberal Democratic Party</text:p>
          </table:table-cell>
          <table:table-cell office:value-type="float" office:value="12.22" calcext:value-type="float">
            <text:p>12,22</text:p>
          </table:table-cell>
          <table:table-cell office:value-type="float" office:value="2" calcext:value-type="float">
            <text:p>2</text:p>
          </table:table-cell>
          <table:table-cell office:value-type="float" office:value="5.2955" calcext:value-type="float">
            <text:p>5,295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Samogitian Party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SPF</text:p>
          </table:table-cell>
          <table:table-cell office:value-type="string" calcext:value-type="string">
            <text:p>Socialist People's Front</text:p>
          </table:table-cell>
          <table:table-cell office:value-type="float" office:value="2.43" calcext:value-type="float">
            <text:p>2,4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Alternative Democratic Reform Party</text:p>
          </table:table-cell>
          <table:table-cell office:value-type="float" office:value="7.38" calcext:value-type="float">
            <text:p>7,38</text:p>
          </table:table-cell>
          <table:table-cell office:value-type="float" office:value="0" calcext:value-type="float">
            <text:p>0</text:p>
          </table:table-cell>
          <table:table-cell office:value-type="float" office:value="8.8158" calcext:value-type="float">
            <text:p>8,815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hristian Social People's Party</text:p>
          </table:table-cell>
          <table:table-cell office:value-type="float" office:value="31.32" calcext:value-type="float">
            <text:p>31,32</text:p>
          </table:table-cell>
          <table:table-cell office:value-type="float" office:value="3" calcext:value-type="float">
            <text:p>3</text:p>
          </table:table-cell>
          <table:table-cell office:value-type="float" office:value="6.4474" calcext:value-type="float">
            <text:p>6,44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BIERGERLESCHT</text:p>
          </table:table-cell>
          <table:table-cell office:value-type="string" calcext:value-type="string">
            <text:p>Citizens' List</text:p>
          </table:table-cell>
          <table:table-cell office:value-type="float" office:value="1.38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KPL</text:p>
          </table:table-cell>
          <table:table-cell office:value-type="string" calcext:value-type="string">
            <text:p>Communist Party of Luxembourg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emocratic Party</text:p>
          </table:table-cell>
          <table:table-cell office:value-type="float" office:value="18.65" calcext:value-type="float">
            <text:p>18,65</text:p>
          </table:table-cell>
          <table:table-cell office:value-type="float" office:value="1" calcext:value-type="float">
            <text:p>1</text:p>
          </table:table-cell>
          <table:table-cell office:value-type="float" office:value="6.5789" calcext:value-type="float">
            <text:p>6,578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SAP</text:p>
          </table:table-cell>
          <table:table-cell office:value-type="string" calcext:value-type="string">
            <text:p>Luxembourg Socialist Workers' Party</text:p>
          </table:table-cell>
          <table:table-cell office:value-type="float" office:value="19.49" calcext:value-type="float">
            <text:p>19,49</text:p>
          </table:table-cell>
          <table:table-cell office:value-type="float" office:value="1" calcext:value-type="float">
            <text:p>1</text:p>
          </table:table-cell>
          <table:table-cell office:value-type="float" office:value="3.2895" calcext:value-type="float">
            <text:p>3,289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/>
          <table:table-cell office:value-type="string" calcext:value-type="string">
            <text:p>Greng</text:p>
          </table:table-cell>
          <table:table-cell office:value-type="string" calcext:value-type="string">
            <text:p>The Greens</text:p>
          </table:table-cell>
          <table:table-cell office:value-type="float" office:value="16.82" calcext:value-type="float">
            <text:p>16,8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EI LENK</text:p>
          </table:table-cell>
          <table:table-cell office:value-type="string" calcext:value-type="string">
            <text:p>The Left</text:p>
          </table:table-cell>
          <table:table-cell office:value-type="float" office:value="3.41" calcext:value-type="float">
            <text:p>3,41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,52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All for Latvia</text:p>
          </table:table-cell>
          <table:table-cell office:value-type="float" office:value="2.81" calcext:value-type="float">
            <text:p>2,8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ivic Union</text:p>
          </table:table-cell>
          <table:table-cell office:value-type="float" office:value="24.32" calcext:value-type="float">
            <text:p>24,32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TB/LNNK</text:p>
          </table:table-cell>
          <table:table-cell office:value-type="string" calcext:value-type="string">
            <text:p>For Fatherland and Freedom</text:p>
          </table:table-cell>
          <table:table-cell office:value-type="float" office:value="7.45" calcext:value-type="float">
            <text:p>7,45</text:p>
          </table:table-cell>
          <table:table-cell office:value-type="float" office:value="1" calcext:value-type="float">
            <text:p>1</text:p>
          </table:table-cell>
          <table:table-cell office:value-type="float" office:value="8.2588" calcext:value-type="float">
            <text:p>8,258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PCTVL</text:p>
          </table:table-cell>
          <table:table-cell office:value-type="string" calcext:value-type="string">
            <text:p>For Human Rights in United Latvia</text:p>
          </table:table-cell>
          <table:table-cell office:value-type="float" office:value="9.66" calcext:value-type="float">
            <text:p>9,66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armony Centre</text:p>
          </table:table-cell>
          <table:table-cell office:value-type="float" office:value="19.57" calcext:value-type="float">
            <text:p>19,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PP/LC</text:p>
          </table:table-cell>
          <table:table-cell office:value-type="string" calcext:value-type="string">
            <text:p>Latvia's First Party/Latvia's Way</text:p>
          </table:table-cell>
          <table:table-cell office:value-type="float" office:value="7.49" calcext:value-type="float">
            <text:p>7,49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SDSP</text:p>
          </table:table-cell>
          <table:table-cell office:value-type="string" calcext:value-type="string">
            <text:p>Latvian Social Democratic Labour Party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ibertas.lv</text:p>
          </table:table-cell>
          <table:table-cell office:value-type="string" calcext:value-type="string">
            <text:p>Libertas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New Era Party</text:p>
          </table:table-cell>
          <table:table-cell office:value-type="float" office:value="6.66" calcext:value-type="float">
            <text:p>6,66</text:p>
          </table:table-cell>
          <table:table-cell office:value-type="float" office:value="1" calcext:value-type="float">
            <text:p>1</text:p>
          </table:table-cell>
          <table:table-cell office:value-type="float" office:value="7.3026" calcext:value-type="float">
            <text:p>7,30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eople's Party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7.7544" calcext:value-type="float">
            <text:p>7,75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ociety for Other Politics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ZZS</text:p>
          </table:table-cell>
          <table:table-cell office:value-type="string" calcext:value-type="string">
            <text:p>Union of Greens and Farmers</text:p>
          </table:table-cell>
          <table:table-cell office:value-type="float" office:value="3.72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5.2632" calcext:value-type="float">
            <text:p>5,263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table:number-columns-repeated="2" office:value-type="string" calcext:value-type="string">
            <text:p>Alpha Liberal Democratic Party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lternattiva Demokratika</text:p>
          </table:table-cell>
          <table:table-cell office:value-type="string" calcext:value-type="string">
            <text:p>Democratic Alternative</text:p>
          </table:table-cell>
          <table:table-cell office:value-type="float" office:value="2.34" calcext:value-type="float">
            <text:p>2,34</text:p>
          </table:table-cell>
          <table:table-cell office:value-type="float" office:value="0" calcext:value-type="float">
            <text:p>0</text:p>
          </table:table-cell>
          <table:table-cell office:value-type="float" office:value="3.7895" calcext:value-type="float">
            <text:p>3,78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Partit Laburista</text:p>
          </table:table-cell>
          <table:table-cell office:value-type="string" calcext:value-type="string">
            <text:p>Labour Party</text:p>
          </table:table-cell>
          <table:table-cell office:value-type="float" office:value="54.77" calcext:value-type="float">
            <text:p>54,77</text:p>
          </table:table-cell>
          <table:table-cell office:value-type="float" office:value="3" calcext:value-type="float">
            <text:p>3</text:p>
          </table:table-cell>
          <table:table-cell office:value-type="float" office:value="4.2105" calcext:value-type="float">
            <text:p>4,2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lleanza Liberali</text:p>
          </table:table-cell>
          <table:table-cell office:value-type="string" calcext:value-type="string">
            <text:p>Liberal Democratic Alliance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table:number-columns-repeated="2" office:value-type="string" calcext:value-type="string">
            <text:p>Libertas Malta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zzjoni Nazzjonali</text:p>
          </table:table-cell>
          <table:table-cell office:value-type="string" calcext:value-type="string">
            <text:p>National Action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Partit Nazzjonalista</text:p>
          </table:table-cell>
          <table:table-cell office:value-type="string" calcext:value-type="string">
            <text:p>Nationalist Party</text:p>
          </table:table-cell>
          <table:table-cell office:value-type="float" office:value="40.49" calcext:value-type="float">
            <text:p>40,49</text:p>
          </table:table-cell>
          <table:table-cell office:value-type="float" office:value="2" calcext:value-type="float">
            <text:p>2</text:p>
          </table:table-cell>
          <table:table-cell office:value-type="float" office:value="5.7143" calcext:value-type="float">
            <text:p>5,714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<text:s/>Imperu Ewropew</text:p>
          </table:table-cell>
          <table:table-cell office:value-type="string" calcext:value-type="string">
            <text:p>Imperium Europa</text:p>
          </table:table-cell>
          <table:table-cell office:value-type="float" office:value="1.47" calcext:value-type="float">
            <text:p>1,4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/>
          <table:table-cell table:style-name="ce9" office:value-type="string" calcext:value-type="string">
            <text:p> Partit Tal-Ajkla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T</text:p>
          </table:table-cell>
          <table:table-cell/>
          <table:table-cell table:style-name="ce9" office:value-type="string" calcext:value-type="string">
            <text:p> Kul Ewropa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Christian Democratic Appeal</text:p>
          </table:table-cell>
          <table:table-cell office:value-type="float" office:value="20.05" calcext:value-type="float">
            <text:p>20,05</text:p>
          </table:table-cell>
          <table:table-cell office:value-type="float" office:value="5" calcext:value-type="float">
            <text:p>5</text:p>
          </table:table-cell>
          <table:table-cell office:value-type="float" office:value="5.9376" calcext:value-type="float">
            <text:p>5,937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ChristenUnie-SGP</text:p>
          </table:table-cell>
          <table:table-cell office:value-type="string" calcext:value-type="string">
            <text:p>Christian Union-Reformed Political Party</text:p>
          </table:table-cell>
          <table:table-cell office:value-type="float" office:value="6.82" calcext:value-type="float">
            <text:p>6,82</text:p>
          </table:table-cell>
          <table:table-cell office:value-type="float" office:value="2" calcext:value-type="float">
            <text:p>2</text:p>
          </table:table-cell>
          <table:table-cell office:value-type="float" office:value="6.1732" calcext:value-type="float">
            <text:p>6,173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D66 (Democraten 66)</text:p>
          </table:table-cell>
          <table:table-cell office:value-type="string" calcext:value-type="string">
            <text:p>Democrats 66</text:p>
          </table:table-cell>
          <table:table-cell office:value-type="float" office:value="11.32" calcext:value-type="float">
            <text:p>11,32</text:p>
          </table:table-cell>
          <table:table-cell office:value-type="float" office:value="3" calcext:value-type="float">
            <text:p>3</text:p>
          </table:table-cell>
          <table:table-cell office:value-type="float" office:value="4.5066" calcext:value-type="float">
            <text:p>4,506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Europese Klokkenluiders Partij (EKP)</text:p>
          </table:table-cell>
          <table:table-cell office:value-type="string" calcext:value-type="string">
            <text:p>Dutch Whistleblowers' Party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Partij voor Europese Politiek (PEP)</text:p>
          </table:table-cell>
          <table:table-cell office:value-type="string" calcext:value-type="string">
            <text:p>European Politics Party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GroenLinks</text:p>
          </table:table-cell>
          <table:table-cell office:value-type="string" calcext:value-type="string">
            <text:p>Green Left</text:p>
          </table:table-cell>
          <table:table-cell office:value-type="float" office:value="8.87" calcext:value-type="float">
            <text:p>8,87</text:p>
          </table:table-cell>
          <table:table-cell office:value-type="float" office:value="3" calcext:value-type="float">
            <text:p>3</text:p>
          </table:table-cell>
          <table:table-cell office:value-type="float" office:value="2.0454" calcext:value-type="float">
            <text:p>2,04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PvdA</text:p>
          </table:table-cell>
          <table:table-cell office:value-type="string" calcext:value-type="string">
            <text:p>Labour Party</text:p>
          </table:table-cell>
          <table:table-cell office:value-type="float" office:value="12.05" calcext:value-type="float">
            <text:p>12,05</text:p>
          </table:table-cell>
          <table:table-cell office:value-type="float" office:value="3" calcext:value-type="float">
            <text:p>3</text:p>
          </table:table-cell>
          <table:table-cell office:value-type="float" office:value="3.6118" calcext:value-type="float">
            <text:p>3,61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Liberaal Democratische Partij</text:p>
          </table:table-cell>
          <table:table-cell office:value-type="string" calcext:value-type="string">
            <text:p>Liberal Democrat Party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table:number-columns-repeated="2" office:value-type="string" calcext:value-type="string">
            <text:p>Libertas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table:number-columns-repeated="2" office:value-type="string" calcext:value-type="string">
            <text:p>Newropeans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Partij voor de Dieren</text:p>
          </table:table-cell>
          <table:table-cell office:value-type="string" calcext:value-type="string">
            <text:p>Party for Animals</text:p>
          </table:table-cell>
          <table:table-cell office:value-type="float" office:value="3.46" calcext:value-type="float">
            <text:p>3,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PVV (Partij voor de Vrijheid)</text:p>
          </table:table-cell>
          <table:table-cell office:value-type="string" calcext:value-type="string">
            <text:p>Party for Freedom</text:p>
          </table:table-cell>
          <table:table-cell office:value-type="float" office:value="16.97" calcext:value-type="float">
            <text:p>16,97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VVD</text:p>
          </table:table-cell>
          <table:table-cell office:value-type="string" calcext:value-type="string">
            <text:p>People's Party for Freedom and Democracy</text:p>
          </table:table-cell>
          <table:table-cell office:value-type="float" office:value="11.39" calcext:value-type="float">
            <text:p>11,39</text:p>
          </table:table-cell>
          <table:table-cell office:value-type="float" office:value="3" calcext:value-type="float">
            <text:p>3</text:p>
          </table:table-cell>
          <table:table-cell office:value-type="float" office:value="7.3482" calcext:value-type="float">
            <text:p>7,348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SP (Socialistische Partij)</text:p>
          </table:table-cell>
          <table:table-cell office:value-type="string" calcext:value-type="string">
            <text:p>Socialist Party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1.3682" calcext:value-type="float">
            <text:p>1,368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Solidara</text:p>
          </table:table-cell>
          <table:table-cell office:value-type="string" calcext:value-type="string">
            <text:p>Solidarity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De Groenen</text:p>
          </table:table-cell>
          <table:table-cell office:value-type="string" calcext:value-type="string">
            <text:p>The Greens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Europa Voordelig! &amp; Duurzaam (EV&amp;D)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Komitet Wyborczy Platforma Obywatelska RP</text:p>
          </table:table-cell>
          <table:table-cell office:value-type="string" calcext:value-type="string">
            <text:p>Civic Platform</text:p>
          </table:table-cell>
          <table:table-cell office:value-type="float" office:value="44.43" calcext:value-type="float">
            <text:p>44,43</text:p>
          </table:table-cell>
          <table:table-cell office:value-type="float" office:value="25" calcext:value-type="float">
            <text:p>25</text:p>
          </table:table-cell>
          <table:table-cell office:value-type="float" office:value="6.2355" calcext:value-type="float">
            <text:p>6,235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CentroLewica</text:p>
          </table:table-cell>
          <table:table-cell office:value-type="string" calcext:value-type="string">
            <text:p>Coalition Agreement for the Future - CenterLeft</text:p>
          </table:table-cell>
          <table:table-cell office:value-type="float" office:value="2.44" calcext:value-type="float">
            <text:p>2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LD-UP</text:p>
          </table:table-cell>
          <table:table-cell office:value-type="string" calcext:value-type="string">
            <text:p>Election Coalition Committee of the Democratic Left Alliance - Labour Union</text:p>
          </table:table-cell>
          <table:table-cell office:value-type="float" office:value="12.34" calcext:value-type="float">
            <text:p>12,34</text:p>
          </table:table-cell>
          <table:table-cell office:value-type="float" office:value="7" calcext:value-type="float">
            <text:p>7</text:p>
          </table:table-cell>
          <table:table-cell office:value-type="float" office:value="2.8299" calcext:value-type="float">
            <office:annotation draw:style-name="gr8" draw:text-style-name="P4" svg:width="2.899cm" svg:height="3.361cm" svg:x="27.144cm" svg:y="94.707cm" draw:caption-point-x="-0.61cm" draw:caption-point-y="0.461cm">
              <dc:date>2021-04-08T00:00:00</dc:date>
              <text:p text:style-name="P3"><text:span text:style-name="T1">Dados do Democratic Left Alliance (que elegeu 6 seats, o outro membro da coalizão, Labour Union, elegeu só 1)</text:span></text:p>
            </office:annotation>
            <text:p>2,829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Komitet Wyborczy Prawo i Sprawiedliwosc</text:p>
          </table:table-cell>
          <table:table-cell office:value-type="string" calcext:value-type="string">
            <text:p>Law and Justice</text:p>
          </table:table-cell>
          <table:table-cell office:value-type="float" office:value="27.4" calcext:value-type="float">
            <text:p>27,4</text:p>
          </table:table-cell>
          <table:table-cell office:value-type="float" office:value="15" calcext:value-type="float">
            <text:p>15</text:p>
          </table:table-cell>
          <table:table-cell office:value-type="float" office:value="7.6997" calcext:value-type="float">
            <text:p>7,699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Polish People's Party</text:p>
          </table:table-cell>
          <table:table-cell office:value-type="float" office:value="7.01" calcext:value-type="float">
            <text:p>7,01</text:p>
          </table:table-cell>
          <table:table-cell office:value-type="float" office:value="3" calcext:value-type="float">
            <text:p>3</text:p>
          </table:table-cell>
          <table:table-cell office:value-type="float" office:value="4.1856" calcext:value-type="float">
            <text:p>4,185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CDS-PP Partido Popular (People´s Party)</text:p>
          </table:table-cell>
          <table:table-cell office:value-type="string" calcext:value-type="string">
            <text:p>Democratic and Social Center - Popular Party</text:p>
          </table:table-cell>
          <table:table-cell office:value-type="float" office:value="8.95" calcext:value-type="float">
            <text:p>8,95</text:p>
          </table:table-cell>
          <table:table-cell office:value-type="float" office:value="2" calcext:value-type="float">
            <text:p>2</text:p>
          </table:table-cell>
          <table:table-cell office:value-type="float" office:value="8.0222" calcext:value-type="float">
            <text:p>8,022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CDU-PCP-PV Coligação Democrática Unitária (Unitarian Democratic Coalition)</text:p>
          </table:table-cell>
          <table:table-cell office:value-type="string" calcext:value-type="string">
            <text:p>Democratic Union Coalition (Portuguese Communist Party and the Greens)</text:p>
          </table:table-cell>
          <table:table-cell office:value-type="float" office:value="11.39" calcext:value-type="float">
            <text:p>11,39</text:p>
          </table:table-cell>
          <table:table-cell office:value-type="float" office:value="2" calcext:value-type="float">
            <text:p>2</text:p>
          </table:table-cell>
          <table:table-cell office:value-type="float" office:value="2.1754" calcext:value-type="float">
            <office:annotation draw:style-name="gr3" draw:text-style-name="P2" svg:width="2.899cm" svg:height="1.799cm" svg:x="27.144cm" svg:y="96.513cm" draw:caption-point-x="-0.61cm" draw:caption-point-y="0.461cm">
              <dc:date>2021-04-08T00:00:00</dc:date>
              <text:p text:style-name="P1">Dados do PCP</text:p>
            </office:annotation>
            <text:p>2,175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BE - Bloco de Esquerda (Left Bloc)</text:p>
          </table:table-cell>
          <table:table-cell office:value-type="string" calcext:value-type="string">
            <text:p>Left Bloc</text:p>
          </table:table-cell>
          <table:table-cell office:value-type="float" office:value="11.48" calcext:value-type="float">
            <text:p>11,48</text:p>
          </table:table-cell>
          <table:table-cell office:value-type="float" office:value="3" calcext:value-type="float">
            <text:p>3</text:p>
          </table:table-cell>
          <table:table-cell office:value-type="float" office:value="1.6425" calcext:value-type="float">
            <text:p>1,642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SD-MPT-PMP Partido Social Democrata (Social Democrat Party)</text:p>
          </table:table-cell>
          <table:table-cell office:value-type="string" calcext:value-type="string">
            <text:p>Social Democratic Party</text:p>
          </table:table-cell>
          <table:table-cell office:value-type="float" office:value="33.95" calcext:value-type="float">
            <text:p>33,95</text:p>
          </table:table-cell>
          <table:table-cell office:value-type="float" office:value="8" calcext:value-type="float">
            <text:p>8</text:p>
          </table:table-cell>
          <table:table-cell office:value-type="float" office:value="6.2949" calcext:value-type="float">
            <office:annotation draw:style-name="gr3" draw:text-style-name="P2" svg:width="2.899cm" svg:height="1.799cm" svg:x="27.144cm" svg:y="97.416cm" draw:caption-point-x="-0.61cm" draw:caption-point-y="0.461cm">
              <dc:date>2021-04-08T00:00:00</dc:date>
              <text:p text:style-name="P1">Dados do PSD</text:p>
            </office:annotation>
            <text:p>6,29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S - Partido Socialista (Socialist Party)</text:p>
          </table:table-cell>
          <table:table-cell office:value-type="string" calcext:value-type="string">
            <text:p>Socialist Party</text:p>
          </table:table-cell>
          <table:table-cell office:value-type="float" office:value="28.41" calcext:value-type="float">
            <text:p>28,41</text:p>
          </table:table-cell>
          <table:table-cell office:value-type="float" office:value="7" calcext:value-type="float">
            <text:p>7</text:p>
          </table:table-cell>
          <table:table-cell office:value-type="float" office:value="4.0492" calcext:value-type="float">
            <text:p>4,049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table:style-name="ce5" office:value-type="string" calcext:value-type="string">
            <text:p>Comunista dos Trabalhadores Portugueses / Movimento Reorganizativo do Partido do Proletariado</text:p>
          </table:table-cell>
          <table:table-cell table:style-name="ce5" office:value-type="string" calcext:value-type="string">
            <text:p>Communist Party of the Portuguese Workers / Reorganizative Movement of the Party of the Proletariat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Movimento Esperança Portugal</text:p>
          </table:table-cell>
          <table:table-cell office:value-type="string" calcext:value-type="string">
            <text:p>Hope for Portugal Movement</text:p>
          </table:table-cell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Partido da Terra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Movimento Merito e Sociedade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Partido Humanista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Partido Popular Monarquico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Partido Nacional Renovador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Partido Operario de Unidade Socialista 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PNTCD</text:p>
          </table:table-cell>
          <table:table-cell office:value-type="string" calcext:value-type="string">
            <text:p>Christian-Democratic National Peasants' Party</text:p>
          </table:table-cell>
          <table:table-cell office:value-type="float" office:value="1.45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5.5341" calcext:value-type="float">
            <text:p>5,53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PD-L</text:p>
          </table:table-cell>
          <table:table-cell office:value-type="string" calcext:value-type="string">
            <text:p>Democratic Liberal Party</text:p>
          </table:table-cell>
          <table:table-cell office:value-type="float" office:value="29.71" calcext:value-type="float">
            <text:p>29,71</text:p>
          </table:table-cell>
          <table:table-cell office:value-type="float" office:value="10" calcext:value-type="float">
            <text:p>10</text:p>
          </table:table-cell>
          <table:table-cell office:value-type="float" office:value="5.3875" calcext:value-type="float">
            <text:p>5,3875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UDMR</text:p>
          </table:table-cell>
          <table:table-cell office:value-type="string" calcext:value-type="string">
            <text:p>Democratic Union of Hungarians in Romania</text:p>
          </table:table-cell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office:value-type="float" office:value="6.016" calcext:value-type="float">
            <text:p>6,0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Greater Romania Party</text:p>
          </table:table-cell>
          <table:table-cell office:value-type="float" office:value="8.65" calcext:value-type="float">
            <text:p>8,65</text:p>
          </table:table-cell>
          <table:table-cell office:value-type="float" office:value="3" calcext:value-type="float">
            <text:p>3</text:p>
          </table:table-cell>
          <table:table-cell office:value-type="float" office:value="6.6618" calcext:value-type="float">
            <text:p>6,661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National Liberal Party</text:p>
          </table:table-cell>
          <table:table-cell office:value-type="float" office:value="14.52" calcext:value-type="float">
            <text:p>14,52</text:p>
          </table:table-cell>
          <table:table-cell office:value-type="float" office:value="5" calcext:value-type="float">
            <text:p>5</text:p>
          </table:table-cell>
          <table:table-cell office:value-type="float" office:value="6.0543" calcext:value-type="float">
            <text:p>6,054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2"/>
          <table:table-cell office:value-type="string" calcext:value-type="string">
            <text:p>Social Democratic Party</text:p>
          </table:table-cell>
          <table:table-cell office:value-type="float" office:value="31.07" calcext:value-type="float">
            <text:p>31,07</text:p>
          </table:table-cell>
          <table:table-cell office:value-type="float" office:value="10" calcext:value-type="float">
            <text:p>10</text:p>
          </table:table-cell>
          <table:table-cell office:value-type="float" office:value="3.2325" calcext:value-type="float">
            <text:p>3,23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mocratic Party of Pensioners of Slovenia</text:p>
          </table:table-cell>
          <table:table-cell office:value-type="float" office:value="7.18" calcext:value-type="float">
            <text:p>7,18</text:p>
          </table:table-cell>
          <table:table-cell office:value-type="float" office:value="0" calcext:value-type="float">
            <text:p>0</text:p>
          </table:table-cell>
          <table:table-cell office:value-type="float" office:value="3.2292" calcext:value-type="float">
            <text:p>3,229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Zares</text:p>
          </table:table-cell>
          <table:table-cell office:value-type="string" calcext:value-type="string">
            <text:p>For Real</text:p>
          </table:table-cell>
          <table:table-cell office:value-type="float" office:value="9.76" calcext:value-type="float">
            <text:p>9,76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NLPB</text:p>
          </table:table-cell>
          <table:table-cell office:value-type="string" calcext:value-type="string">
            <text:p>Independent List for the Rights of Patients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iberal Democracy of Slovenia</text:p>
          </table:table-cell>
          <table:table-cell office:value-type="float" office:value="11.48" calcext:value-type="float">
            <text:p>11,48</text:p>
          </table:table-cell>
          <table:table-cell office:value-type="float" office:value="1" calcext:value-type="float">
            <text:p>1</text:p>
          </table:table-cell>
          <table:table-cell office:value-type="float" office:value="3.7351" calcext:value-type="float">
            <text:p>3,735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New Slovenia - Christian People's Party</text:p>
          </table:table-cell>
          <table:table-cell office:value-type="float" office:value="16.58" calcext:value-type="float">
            <text:p>16,58</text:p>
          </table:table-cell>
          <table:table-cell office:value-type="float" office:value="1" calcext:value-type="float">
            <text:p>1</text:p>
          </table:table-cell>
          <table:table-cell office:value-type="float" office:value="7.9345" calcext:value-type="float">
            <text:p>7,934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lovenian National Party</text:p>
          </table:table-cell>
          <table:table-cell office:value-type="float" office:value="2.85" calcext:value-type="float">
            <text:p>2,85</text:p>
          </table:table-cell>
          <table:table-cell office:value-type="float" office:value="0" calcext:value-type="float">
            <text:p>0</text:p>
          </table:table-cell>
          <table:table-cell office:value-type="float" office:value="4.7941" calcext:value-type="float">
            <text:p>4,79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Slovenian People's Party</text:p>
          </table:table-cell>
          <table:table-cell office:value-type="float" office:value="3.58" calcext:value-type="float">
            <text:p>3,58</text:p>
          </table:table-cell>
          <table:table-cell office:value-type="float" office:value="0" calcext:value-type="float">
            <text:p>0</text:p>
          </table:table-cell>
          <table:table-cell office:value-type="float" office:value="6.6953" calcext:value-type="float">
            <text:p>6,695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cial Democrats</text:p>
          </table:table-cell>
          <table:table-cell office:value-type="float" office:value="18.43" calcext:value-type="float">
            <text:p>18,43</text:p>
          </table:table-cell>
          <table:table-cell office:value-type="float" office:value="2" calcext:value-type="float">
            <text:p>2</text:p>
          </table:table-cell>
          <table:table-cell office:value-type="float" office:value="3.0637" calcext:value-type="float">
            <text:p>3,06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Youth Party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</text:p>
          </table:table-cell>
          <table:table-cell office:value-type="float" office:value="4.2263" calcext:value-type="float">
            <text:p>4,226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8" table:number-columns-repeated="8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DS</text:p>
          </table:table-cell>
          <table:table-cell office:value-type="string" calcext:value-type="string">
            <text:p>Slovenian Democratic Party</text:p>
          </table:table-cell>
          <table:table-cell office:value-type="float" office:value="26.66" calcext:value-type="float">
            <text:p>26,66</text:p>
          </table:table-cell>
          <table:table-cell office:value-type="float" office:value="2" calcext:value-type="float">
            <text:p>2</text:p>
          </table:table-cell>
          <table:table-cell office:value-type="float" office:value="6.9996" calcext:value-type="float">
            <text:p>6,9996</text:p>
          </table:table-cell>
          <table:table-cell table:number-columns-repeated="5"/>
          <table:table-cell table:style-name="ce18" table:number-columns-repeated="8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9" office:value-type="string" calcext:value-type="string">
            <text:p>KSS 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8" table:number-columns-repeated="8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Z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8" table:number-columns-repeated="8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Christian Democratic Movement</text:p>
          </table:table-cell>
          <table:table-cell office:value-type="float" office:value="10.87" calcext:value-type="float">
            <text:p>10,87</text:p>
          </table:table-cell>
          <table:table-cell office:value-type="float" office:value="2" calcext:value-type="float">
            <text:p>2</text:p>
          </table:table-cell>
          <table:table-cell office:value-type="float" office:value="7.1082" calcext:value-type="float">
            <text:p>7,108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Communist Party of Slovakia</text:p>
          </table:table-cell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0.5275" calcext:value-type="float">
            <text:p>0,527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KDS-OKS</text:p>
          </table:table-cell>
          <table:table-cell office:value-type="string" calcext:value-type="string">
            <text:p>Conservative Democrats of Slovakia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8.4211" calcext:value-type="float">
            <text:p>8,42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mer-SD</text:p>
          </table:table-cell>
          <table:table-cell office:value-type="string" calcext:value-type="string">
            <text:p>Direction - Social Democracy</text:p>
          </table:table-cell>
          <table:table-cell office:value-type="float" office:value="32.01" calcext:value-type="float">
            <text:p>32,01</text:p>
          </table:table-cell>
          <table:table-cell office:value-type="float" office:value="5" calcext:value-type="float">
            <text:p>5</text:p>
          </table:table-cell>
          <table:table-cell office:value-type="float" office:value="3.3799" calcext:value-type="float">
            <text:p>3,379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bodné fórum</text:p>
          </table:table-cell>
          <table:table-cell office:value-type="string" calcext:value-type="string">
            <text:p>Free Forum</text:p>
          </table:table-cell>
          <table:table-cell office:value-type="float" office:value="1.57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5.46" calcext:value-type="float">
            <text:p>5,4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trana Zelených</text:p>
          </table:table-cell>
          <table:table-cell office:value-type="string" calcext:value-type="string">
            <text:p>Green Party</text:p>
          </table:table-cell>
          <table:table-cell office:value-type="float" office:value="2.11" calcext:value-type="float">
            <text:p>2,1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MK</text:p>
          </table:table-cell>
          <table:table-cell office:value-type="string" calcext:value-type="string">
            <text:p>Party of the Hungarian Coalition</text:p>
          </table:table-cell>
          <table:table-cell office:value-type="float" office:value="11.33" calcext:value-type="float">
            <text:p>11,33</text:p>
          </table:table-cell>
          <table:table-cell office:value-type="float" office:value="2" calcext:value-type="float">
            <text:p>2</text:p>
          </table:table-cell>
          <table:table-cell office:value-type="float" office:value="6.5005" calcext:value-type="float">
            <text:p>6,50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LS-HZDS</text:p>
          </table:table-cell>
          <table:table-cell office:value-type="string" calcext:value-type="string">
            <text:p>People's Party - Movement for Democratic Slovakia</text:p>
          </table:table-cell>
          <table:table-cell office:value-type="float" office:value="8.97" calcext:value-type="float">
            <text:p>8,97</text:p>
          </table:table-cell>
          <table:table-cell office:value-type="float" office:value="1" calcext:value-type="float">
            <text:p>1</text:p>
          </table:table-cell>
          <table:table-cell office:value-type="float" office:value="4.8914" calcext:value-type="float">
            <text:p>4,891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DKÚ-DS</text:p>
          </table:table-cell>
          <table:table-cell office:value-type="string" calcext:value-type="string">
            <text:p>Slovak Democratic and Christian Union</text:p>
          </table:table-cell>
          <table:table-cell office:value-type="float" office:value="16.98" calcext:value-type="float">
            <text:p>16,98</text:p>
          </table:table-cell>
          <table:table-cell office:value-type="float" office:value="2" calcext:value-type="float">
            <text:p>2</text:p>
          </table:table-cell>
          <table:table-cell office:value-type="float" office:value="7.3591" calcext:value-type="float">
            <text:p>7,35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lovak National Party</text:p>
          </table:table-cell>
          <table:table-cell office:value-type="float" office:value="5.55" calcext:value-type="float">
            <text:p>5,55</text:p>
          </table:table-cell>
          <table:table-cell office:value-type="float" office:value="1" calcext:value-type="float">
            <text:p>1</text:p>
          </table:table-cell>
          <table:table-cell office:value-type="float" office:value="7.0198" calcext:value-type="float">
            <text:p>7,019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office:value-type="string" calcext:value-type="string">
            <text:p>Freedom and Solidarity</text:p>
          </table:table-cell>
          <table:table-cell/>
          <table:table-cell office:value-type="float" office:value="4.71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11" office:value-type="string" calcext:value-type="string">
            <text:p>SDĽ</text:p>
          </table:table-cell>
          <table:table-cell/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11" office:value-type="string" calcext:value-type="string">
            <text:p>ASV</text:p>
          </table:table-cell>
          <table:table-cell/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11" office:value-type="string" calcext:value-type="string">
            <text:p>Misia 21</text:p>
          </table:table-cell>
          <table:table-cell/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11" office:value-type="string" calcext:value-type="string">
            <text:p>DS</text:p>
          </table:table-cell>
          <table:table-cell/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11" office:value-type="string" calcext:value-type="string">
            <text:p>LIGA</text:p>
          </table:table-cell>
          <table:table-cell/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Centerpartiet</text:p>
          </table:table-cell>
          <table:table-cell office:value-type="string" calcext:value-type="string">
            <text:p>Centre Party</text:p>
          </table:table-cell>
          <table:table-cell office:value-type="float" office:value="5.47" calcext:value-type="float">
            <text:p>5,47</text:p>
          </table:table-cell>
          <table:table-cell office:value-type="float" office:value="1" calcext:value-type="float">
            <text:p>1</text:p>
          </table:table-cell>
          <table:table-cell office:value-type="float" office:value="5.8084" calcext:value-type="float">
            <text:p>5,8084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Kristdemokraterna</text:p>
          </table:table-cell>
          <table:table-cell office:value-type="string" calcext:value-type="string">
            <text:p>Christian Democrats</text:p>
          </table:table-cell>
          <table:table-cell office:value-type="float" office:value="4.68" calcext:value-type="float">
            <text:p>4,68</text:p>
          </table:table-cell>
          <table:table-cell office:value-type="float" office:value="1" calcext:value-type="float">
            <text:p>1</text:p>
          </table:table-cell>
          <table:table-cell office:value-type="float" office:value="7.195" calcext:value-type="float">
            <text:p>7,19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Miljöpartiet</text:p>
          </table:table-cell>
          <table:table-cell office:value-type="string" calcext:value-type="string">
            <text:p>Green Party</text:p>
          </table:table-cell>
          <table:table-cell office:value-type="float" office:value="11.02" calcext:value-type="float">
            <text:p>11,02</text:p>
          </table:table-cell>
          <table:table-cell office:value-type="float" office:value="2" calcext:value-type="float">
            <text:p>2</text:p>
          </table:table-cell>
          <table:table-cell office:value-type="float" office:value="3.3789" calcext:value-type="float">
            <text:p>3,3789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Junilistan</text:p>
          </table:table-cell>
          <table:table-cell office:value-type="string" calcext:value-type="string">
            <text:p>June List</text:p>
          </table:table-cell>
          <table:table-cell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,67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Vänsterpartiet</text:p>
          </table:table-cell>
          <table:table-cell office:value-type="string" calcext:value-type="string">
            <text:p>Left Party</text:p>
          </table:table-cell>
          <table:table-cell office:value-type="float" office:value="5.66" calcext:value-type="float">
            <text:p>5,66</text:p>
          </table:table-cell>
          <table:table-cell office:value-type="float" office:value="1" calcext:value-type="float">
            <text:p>1</text:p>
          </table:table-cell>
          <table:table-cell office:value-type="float" office:value="1.5464" calcext:value-type="float">
            <text:p>1,5464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Folkpartiet liberalerna</text:p>
          </table:table-cell>
          <table:table-cell office:value-type="string" calcext:value-type="string">
            <text:p>Liberal People's Party</text:p>
          </table:table-cell>
          <table:table-cell office:value-type="float" office:value="13.58" calcext:value-type="float">
            <text:p>13,58</text:p>
          </table:table-cell>
          <table:table-cell office:value-type="float" office:value="3" calcext:value-type="float">
            <text:p>3</text:p>
          </table:table-cell>
          <table:table-cell office:value-type="float" office:value="6.2906" calcext:value-type="float">
            <text:p>6,2906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Moderaterna</text:p>
          </table:table-cell>
          <table:table-cell office:value-type="string" calcext:value-type="string">
            <text:p>Moderate Party</text:p>
          </table:table-cell>
          <table:table-cell office:value-type="float" office:value="18.83" calcext:value-type="float">
            <text:p>18,83</text:p>
          </table:table-cell>
          <table:table-cell office:value-type="float" office:value="4" calcext:value-type="float">
            <text:p>4</text:p>
          </table:table-cell>
          <table:table-cell office:value-type="float" office:value="7.8907" calcext:value-type="float">
            <text:p>7,8907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Piratpartiet</text:p>
          </table:table-cell>
          <table:table-cell office:value-type="string" calcext:value-type="string">
            <text:p>Pirate Party</text:p>
          </table:table-cell>
          <table:table-cell office:value-type="float" office:value="7.13" calcext:value-type="float">
            <text:p>7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<text:s/>Social Demokraterna</text:p>
          </table:table-cell>
          <table:table-cell office:value-type="string" calcext:value-type="string">
            <text:p>Social Democrats</text:p>
          </table:table-cell>
          <table:table-cell office:value-type="float" office:value="24.41" calcext:value-type="float">
            <text:p>24,41</text:p>
          </table:table-cell>
          <table:table-cell office:value-type="float" office:value="5" calcext:value-type="float">
            <text:p>5</text:p>
          </table:table-cell>
          <table:table-cell office:value-type="float" office:value="3.4447" calcext:value-type="float">
            <text:p>3,4447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verigedemokraternas</text:p>
          </table:table-cell>
          <table:table-cell office:value-type="string" calcext:value-type="string">
            <text:p>Sweden Democrats</text:p>
          </table:table-cell>
          <table:table-cell office:value-type="float" office:value="3.27" calcext:value-type="float">
            <text:p>3,2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</text:p>
          </table:table-cell>
          <table:table-cell/>
          <table:table-cell table:number-columns-repeated="2" office:value-type="string" calcext:value-type="string">
            <text:p>Feminist Initiative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lliance Party</text:p>
          </table:table-cell>
          <table:table-cell table:style-name="ce1" office:value-type="string" calcext:value-type="string">
            <text:p>Alliance Party</text:p>
          </table:table-cell>
          <table:table-cell table:number-columns-repeated="3" table:style-name="ce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itish National Party</text:p>
          </table:table-cell>
          <table:table-cell office:value-type="string" calcext:value-type="string">
            <text:p>British National Party (BNP)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Christian Party - Christian People's Alliance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Christian Party - Christian People's Alliance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Christian Party - Christian People's Alliance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onservative Party</text:p>
          </table:table-cell>
          <table:table-cell office:value-type="string" calcext:value-type="string">
            <text:p>Conservatives</text:p>
          </table:table-cell>
          <table:table-cell office:value-type="float" office:value="27.7" calcext:value-type="float">
            <text:p>27,7</text:p>
          </table:table-cell>
          <table:table-cell office:value-type="float" office:value="25" calcext:value-type="float">
            <text:p>25</text:p>
          </table:table-cell>
          <table:table-cell office:value-type="float" office:value="7.4261" calcext:value-type="float">
            <text:p>7,426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English Democrats</text:p>
          </table:table-cell>
          <table:table-cell office:value-type="string" calcext:value-type="string">
            <text:p>England Democrats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Green Party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,57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7"/>
          <table:table-cell table:number-columns-repeated="10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Independent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Jury Team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Labour</text:p>
          </table:table-cell>
          <table:table-cell office:value-type="float" office:value="15.7" calcext:value-type="float">
            <text:p>15,7</text:p>
          </table:table-cell>
          <table:table-cell office:value-type="float" office:value="13" calcext:value-type="float">
            <text:p>13</text:p>
          </table:table-cell>
          <table:table-cell office:value-type="float" office:value="4.3562" calcext:value-type="float">
            <text:p>4,3562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Liberal Democrats</text:p>
          </table:table-cell>
          <table:table-cell office:value-type="float" office:value="13.7" calcext:value-type="float">
            <text:p>13,7</text:p>
          </table:table-cell>
          <table:table-cell office:value-type="float" office:value="11" calcext:value-type="float">
            <text:p>11</text:p>
          </table:table-cell>
          <table:table-cell office:value-type="float" office:value="4.2875" calcext:value-type="float">
            <text:p>4,2875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Mebyon Kernow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No to EU</text:p>
          </table:table-cell>
          <table:table-cell office:value-type="string" calcext:value-type="string">
            <text:p>No2EU: Yes to Democracy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Peace Party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Pensioners Party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Plaid Cymru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.1183" calcext:value-type="float">
            <text:p>3,118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ibertas</text:p>
          </table:table-cell>
          <table:table-cell office:value-type="string" calcext:value-type="string">
            <text:p>Pro Democracy: Libertas.eu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Roman Party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Scottish Green Party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Scottish National Party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3.5871" calcext:value-type="float">
            <text:p>3,58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cottish Socialist Party</text:p>
          </table:table-cell>
          <table:table-cell office:value-type="string" calcext:value-type="string">
            <text:p>Scottish Socialist Party SSP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ocialist Labour Party</text:p>
          </table:table-cell>
          <table:table-cell office:value-type="string" calcext:value-type="string">
            <text:p>Socialist Labour Party SLP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Socialist Party of Great Britai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 Independence Party</text:p>
          </table:table-cell>
          <table:table-cell office:value-type="string" calcext:value-type="string">
            <text:p>UK Independence Party (UKIP)</text:p>
          </table:table-cell>
          <table:table-cell office:value-type="float" office:value="16.5" calcext:value-type="float">
            <text:p>16,5</text:p>
          </table:table-cell>
          <table:table-cell office:value-type="float" office:value="13" calcext:value-type="float">
            <text:p>13</text:p>
          </table:table-cell>
          <table:table-cell office:value-type="float" office:value="7.8429" calcext:value-type="float">
            <text:p>7,8429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 First Party</text:p>
          </table:table-cell>
          <table:table-cell office:value-type="string" calcext:value-type="string">
            <text:p>United Kingdom First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n Fein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 calcext:value-type="string">
            <text:p>Democratic Unionist Party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.4" calcext:value-type="float">
            <text:p>7,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lster Unionist Party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number-columns-repeated="1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atvia pode ter outros partidos não incluídos na entrevista nem no banco baixado no <text:a xlink:href="http://www.parlgov.org/data/table/view_election/" xlink:type="simple">http://www.parlgov.org/data/table/view_election/</text:a>. 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Não conferi na </text:span><text:span text:style-name="T2"><text:a xlink:href="https://www.europarl.europa.eu/elections2014-results/en/country-results-mt-2009.html" xlink:type="simple">https://www.europarl.europa.eu/elections2014-results/en/country-results-mt-2009.html</text:a></text:span>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POLONIA tem alguns a mais nas duas fontes de dados, não inseri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omania : Problemas- Social Democratic Party (aliança com Partido Conservador) teve 31,07% e não está entre os entrevistados! 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SD + PC</text:p>
          </table:table-cell>
          <table:table-cell office:value-type="float" office:value="31.07" calcext:value-type="float">
            <text:p>31,07</text:p>
          </table:table-cell>
          <table:table-cell office:value-type="float" office:value="10" calcext:value-type="float">
            <text:p>10</text:p>
          </table:table-cell>
          <table:table-cell office:value-type="float" office:value="3.2325" calcext:value-type="float">
            <text:p>3,23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m alguns outros partidos SEM ENTREVISTADOS que nem incluí na planilha, mas esse traz problemas mais sérios para a análise – DROPAR?</text:p>
          </table:table-cell>
          <table:table-cell table:number-columns-repeated="1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UK alguns faltaram, alguns sobraram mas todos parecem pequenos. É confuso, porque é um Reino, vários países, tem os partidos locais da Irlanda do Norte, etc. 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Candidates.A1:Candidates.H30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2:50:30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9T00:55:57.724000000</dc:date>
    <meta:editing-duration>PT1H2M53S</meta:editing-duration>
    <meta:editing-cycles>9</meta:editing-cycles>
    <meta:generator>LibreOffice/7.0.4.2$Windows_X86_64 LibreOffice_project/dcf040e67528d9187c66b2379df5ea4407429775</meta:generator>
    <meta:document-statistic meta:table-count="1" meta:cell-count="2216" meta:object-count="0"/>
  </office:meta>
</office:document-meta>
</file>